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abd4" officeooo:paragraph-rsid="001dabd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7T17:22:55.339287865</meta:creation-date>
    <meta:generator>LibreOffice/6.1.5.2$Linux_X86_64 LibreOffice_project/90f8dcf33c87b3705e78202e3df5142b201bd805</meta:generator>
    <dc:date>2024-08-08T13:09:12.825739051</dc:date>
    <meta:editing-duration>PT3M25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